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style:font-name-asian="Wingdings" style:font-name-complex="Courier New"/>
    </style:style>
    <style:style style:name="P2" style:family="paragraph" style:parent-style-name="Standard">
      <style:text-properties fo:color="#000000" style:font-name="Courier New" fo:language="en" fo:country="US" style:font-name-asian="Wingdings" style:language-asian="en" style:country-asian="US" style:font-name-complex="Courier New"/>
    </style:style>
    <style:style style:name="P3" style:family="paragraph" style:parent-style-name="Standard">
      <style:text-properties fo:color="#000000" style:font-name="Courier New" fo:language="en" fo:country="US" fo:font-weight="bold" style:font-name-asian="Wingdings" style:language-asian="en" style:country-asian="US" style:font-weight-asian="bold" style:font-name-complex="Courier New"/>
    </style:style>
    <style:style style:name="P4" style:family="paragraph" style:parent-style-name="Standard">
      <style:text-properties fo:color="#000000" style:font-name="Courier New" fo:language="nl" fo:country="NL" style:font-name-asian="Wingdings" style:font-name-complex="Courier New"/>
    </style:style>
    <style:style style:name="P5" style:family="paragraph" style:parent-style-name="Standard">
      <style:text-properties fo:color="#0000ff" style:font-name="Courier New" style:font-name-asian="Wingdings" style:font-name-complex="Courier New"/>
    </style:style>
    <style:style style:name="P6" style:family="paragraph" style:parent-style-name="Standard">
      <style:text-properties fo:color="#0000ff" style:font-name="Courier New" fo:font-size="14pt" style:font-name-asian="Wingdings" style:font-size-asian="14pt" style:font-name-complex="Courier New" style:font-size-complex="14pt"/>
    </style:style>
    <style:style style:name="P7" style:family="paragraph" style:parent-style-name="Standard"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/>
    </style:style>
    <style:style style:name="P8" style:family="paragraph" style:parent-style-name="Standard">
      <style:text-properties fo:color="#0000ff" style:font-name="Courier New" fo:font-size="14pt" fo:language="en" fo:country="US" fo:font-weight="bold" style:font-name-asian="Wingdings" style:font-size-asian="14pt" style:language-asian="en" style:country-asian="US" style:font-weight-asian="bold" style:font-name-complex="Courier New" style:font-size-complex="14pt"/>
    </style:style>
    <style:style style:name="P9" style:family="paragraph" style:parent-style-name="Standard">
      <style:text-properties fo:color="#0000ff" style:font-name="Courier New" fo:font-size="14pt" fo:language="pt" fo:country="BR" fo:font-weight="bold" style:font-name-asian="Wingdings" style:font-size-asian="14pt" style:font-weight-asian="bold" style:font-name-complex="Courier New" style:font-size-complex="14pt"/>
    </style:style>
    <style:style style:name="P10" style:family="paragraph" style:parent-style-name="Standard">
      <style:text-properties fo:color="#0000ff" style:font-name="Courier New" fo:language="fr" fo:country="FR" style:font-name-asian="Wingdings" style:font-name-complex="Courier New"/>
    </style:style>
    <style:style style:name="P11" style:family="paragraph" style:parent-style-name="Standard">
      <style:text-properties fo:color="#0000ff" style:font-name="Courier New" fo:language="en" fo:country="US" fo:font-weight="bold" style:font-name-asian="Wingdings" style:language-asian="en" style:country-asian="US" style:font-weight-asian="bold" style:font-name-complex="Courier New"/>
    </style:style>
    <style:style style:name="P12" style:family="paragraph" style:parent-style-name="Standard">
      <style:text-properties style:font-name="Courier New" fo:language="en" fo:country="US" style:font-name-asian="Wingdings" style:language-asian="en" style:country-asian="US" style:font-name-complex="Courier New"/>
    </style:style>
    <style:style style:name="P13" style:family="paragraph" style:parent-style-name="Standard">
      <style:text-properties style:font-name="Courier New" fo:font-weight="bold" style:font-name-asian="Wingdings" style:font-weight-asian="bold" style:font-name-complex="Courier New"/>
    </style:style>
    <style:style style:name="P14" style:family="paragraph" style:parent-style-name="Standard">
      <style:text-properties style:font-name="Courier New" style:font-name-asian="Wingdings" style:font-name-complex="Courier New"/>
    </style:style>
    <style:style style:name="P15" style:family="paragraph" style:parent-style-name="Standard">
      <style:text-properties style:font-name="Courier New" fo:font-size="14pt" style:font-name-asian="Courier New" style:font-size-asian="14pt" style:font-name-complex="Courier New" style:font-size-complex="14pt"/>
    </style:style>
    <style:style style:name="P16" style:family="paragraph" style:parent-style-name="Standard">
      <style:text-properties officeooo:paragraph-rsid="0003c89e"/>
    </style:style>
    <style:style style:name="P17" style:family="paragraph" style:parent-style-name="Standard">
      <style:text-properties officeooo:paragraph-rsid="00049c2c"/>
    </style:style>
    <style:style style:name="P18" style:family="paragraph" style:parent-style-name="Standard">
      <style:text-properties officeooo:paragraph-rsid="0005fc24"/>
    </style:style>
    <style:style style:name="P19" style:family="paragraph" style:parent-style-name="Standard">
      <style:paragraph-properties fo:margin-left="1.5in" fo:margin-right="0in" fo:text-indent="0.5in" style:auto-text-indent="false"/>
      <style:text-properties officeooo:paragraph-rsid="00091ea0"/>
    </style:style>
    <style:style style:name="P20" style:family="paragraph" style:parent-style-name="Standard">
      <style:paragraph-properties fo:margin-left="1.5in" fo:margin-right="0in" fo:text-indent="0in" style:auto-text-indent="false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Header">
      <style:paragraph-properties fo:text-align="center" style:justify-single-word="false"/>
    </style:style>
    <style:style style:name="P23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Header">
      <style:paragraph-properties fo:text-align="center" style:justify-single-word="false"/>
      <style:text-properties fo:font-weight="bold" fo:background-color="#ffff00" style:font-weight-asian="bold"/>
    </style:style>
    <style:style style:name="P25" style:family="paragraph" style:parent-style-name="Header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6" style:family="paragraph">
      <style:paragraph-properties style:writing-mode="lr-tb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style:font-name-asian="Wingdings" style:font-name-complex="Courier New"/>
    </style:style>
    <style:style style:name="T3" style:family="text">
      <style:text-properties style:font-name="Courier New" officeooo:rsid="000174ea" style:font-name-asian="Wingdings" style:font-name-complex="Courier New"/>
    </style:style>
    <style:style style:name="T4" style:family="text">
      <style:text-properties style:font-name="Courier New" fo:language="en" fo:country="US" style:font-name-asian="Wingdings" style:language-asian="en" style:country-asian="US" style:font-name-complex="Courier New"/>
    </style:style>
    <style:style style:name="T5" style:family="text">
      <style:text-properties style:font-name="Courier New" fo:language="fr" fo:country="FR" style:font-name-asian="Wingdings" style:font-name-complex="Courier New"/>
    </style:style>
    <style:style style:name="T6" style:family="text">
      <style:text-properties style:font-name="Courier New" fo:font-weight="bold" style:font-name-asian="Wingdings" style:font-weight-asian="bold" style:font-name-complex="Courier New"/>
    </style:style>
    <style:style style:name="T7" style:family="text">
      <style:text-properties style:font-name="Courier New" fo:font-weight="bold" style:font-weight-asian="bold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10" style:family="text">
      <style:text-properties style:font-name="Wingdings" style:font-name-asian="Wingdings" style:font-name-complex="Wingdings"/>
    </style:style>
    <style:style style:name="T11" style:family="text">
      <style:text-properties style:font-name="Wingdings" fo:language="fr" fo:country="FR" style:font-name-asian="Wingdings" style:font-name-complex="Wingdings"/>
    </style:style>
    <style:style style:name="T12" style:family="text">
      <style:text-properties fo:color="#000000" style:font-name="Courier New" style:font-name-asian="Wingdings" style:font-name-complex="Courier New"/>
    </style:style>
    <style:style style:name="T13" style:family="text">
      <style:text-properties fo:color="#000000" style:font-name="Courier New" officeooo:rsid="000174ea" style:font-name-asian="Wingdings" style:font-name-complex="Courier New"/>
    </style:style>
    <style:style style:name="T14" style:family="text">
      <style:text-properties fo:color="#000000" style:font-name="Courier New" officeooo:rsid="000557c7" style:font-name-asian="Wingdings" style:font-name-complex="Courier New"/>
    </style:style>
    <style:style style:name="T15" style:family="text">
      <style:text-properties fo:color="#000000" style:font-name="Courier New" officeooo:rsid="0007230e" style:font-name-asian="Wingdings" style:font-name-complex="Courier New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000000" style:font-name="Courier New" fo:language="fr" fo:country="FR" style:font-name-asian="Wingdings" style:font-name-complex="Courier New"/>
    </style:style>
    <style:style style:name="T18" style:family="text">
      <style:text-properties fo:color="#000000" style:font-name="Courier New" fo:language="fr" fo:country="FR" style:font-name-asian="Wingdings" style:language-asian="en" style:country-asian="US" style:font-name-complex="Courier New"/>
    </style:style>
    <style:style style:name="T19" style:family="text">
      <style:text-properties fo:color="#000000" style:font-name="Courier New" fo:language="fr" fo:country="FR" style:font-name-asian="Courier New" style:font-name-complex="Courier New"/>
    </style:style>
    <style:style style:name="T20" style:family="text">
      <style:text-properties fo:color="#000000" style:font-name="Courier New" fo:language="en" fo:country="US" style:font-name-asian="Wingdings" style:language-asian="en" style:country-asian="US" style:font-name-complex="Courier New"/>
    </style:style>
    <style:style style:name="T21" style:family="text">
      <style:text-properties fo:color="#000000" style:font-name="Courier New" fo:language="en" fo:country="US" style:font-name-asian="Courier New" style:language-asian="en" style:country-asian="US" style:font-name-complex="Courier New"/>
    </style:style>
    <style:style style:name="T22" style:family="text">
      <style:text-properties fo:color="#000000" style:font-name="Courier New" fo:language="nl" fo:country="NL" style:font-name-asian="Courier New" style:font-name-complex="Courier New"/>
    </style:style>
    <style:style style:name="T23" style:family="text">
      <style:text-properties fo:color="#000000" style:font-name="Courier New" fo:language="nl" fo:country="NL" style:font-name-asian="Wingdings" style:font-name-complex="Courier New"/>
    </style:style>
    <style:style style:name="T24" style:family="text">
      <style:text-properties fo:color="#000000" style:font-name="Courier New" fo:language="pt" fo:country="BR" style:font-name-asian="Wingdings" style:font-name-complex="Courier New"/>
    </style:style>
    <style:style style:name="T25" style:family="text">
      <style:text-properties fo:color="#000000" style:font-name="Courier New" fo:language="pt" fo:country="BR" style:font-name-asian="Courier New" style:font-name-complex="Courier New"/>
    </style:style>
    <style:style style:name="T26" style:family="text">
      <style:text-properties fo:color="#000000" style:font-name="Wingdings" style:font-name-asian="Wingdings" style:font-name-complex="Wingdings"/>
    </style:style>
    <style:style style:name="T27" style:family="text">
      <style:text-properties fo:color="#000000" style:font-name="Wingdings" fo:language="fr" fo:country="FR" style:font-name-asian="Wingdings" style:font-name-complex="Wingdings"/>
    </style:style>
    <style:style style:name="T28" style:family="text">
      <style:text-properties fo:color="#000000" style:font-name="Wingdings" fo:language="en" fo:country="US" style:font-name-asian="Wingdings" style:language-asian="en" style:country-asian="US" style:font-name-complex="Wingdings"/>
    </style:style>
    <style:style style:name="T29" style:family="text">
      <style:text-properties fo:color="#000000" style:font-name="Wingdings" fo:language="nl" fo:country="NL" style:font-name-asian="Wingdings" style:font-name-complex="Wingdings"/>
    </style:style>
    <style:style style:name="T30" style:family="text">
      <style:text-properties fo:color="#000000" style:font-name="Wingdings" fo:language="pt" fo:country="BR" style:font-name-asian="Wingdings" style:font-name-complex="Wingdings"/>
    </style:style>
    <style:style style:name="T31" style:family="text">
      <style:text-properties fo:color="#0000ff" style:font-name="Courier New" style:font-name-asian="Wingdings" style:font-name-complex="Courier New"/>
    </style:style>
    <style:style style:name="T32" style:family="text">
      <style:text-properties fo:color="#0000ff" style:font-name="Courier New" officeooo:rsid="0003c89e" style:font-name-asian="Wingdings" style:font-name-complex="Courier New"/>
    </style:style>
    <style:style style:name="T33" style:family="text">
      <style:text-properties fo:color="#0000ff" style:font-name="Courier New" officeooo:rsid="00049c2c" style:font-name-asian="Wingdings" style:font-name-complex="Courier New"/>
    </style:style>
    <style:style style:name="T34" style:family="text"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/>
    </style:style>
    <style:style style:name="T35" style:family="text"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 style:font-weight-complex="bold"/>
    </style:style>
    <style:style style:name="T36" style:family="text">
      <style:text-properties fo:color="#0000ff" style:font-name="Courier New" fo:font-size="14pt" fo:font-weight="bold" style:font-name-asian="Courier New" style:font-size-asian="14pt" style:font-weight-asian="bold" style:font-name-complex="Courier New" style:font-size-complex="14pt"/>
    </style:style>
    <style:style style:name="T37" style:family="text">
      <style:text-properties fo:color="#0000ff" style:font-name="Courier New" fo:font-size="14pt" style:font-name-asian="Wingdings" style:font-size-asian="14pt" style:font-name-complex="Courier New" style:font-size-complex="14pt"/>
    </style:style>
    <style:style style:name="T38" style:family="text">
      <style:text-properties fo:color="#0000ff" style:font-name="Courier New" fo:font-size="14pt" fo:font-weight="normal" style:font-name-asian="Wingdings" style:font-size-asian="14pt" style:font-weight-asian="normal" style:font-name-complex="Courier New" style:font-size-complex="14pt" style:font-weight-complex="normal"/>
    </style:style>
    <style:style style:name="T39" style:family="text">
      <style:text-properties fo:color="#0000ff" style:font-name="Courier New" fo:font-size="14pt" style:font-name-asian="Courier New" style:font-size-asian="14pt" style:font-name-complex="Courier New" style:font-size-complex="14pt"/>
    </style:style>
    <style:style style:name="T40" style:family="text">
      <style:text-properties fo:color="#0000ff" style:font-name="Courier New" fo:font-size="14pt" fo:language="en" fo:country="US" fo:font-weight="bold" style:font-name-asian="Wingdings" style:font-size-asian="14pt" style:language-asian="en" style:country-asian="US" style:font-weight-asian="bold" style:font-name-complex="Courier New" style:font-size-complex="14pt"/>
    </style:style>
    <style:style style:name="T41" style:family="text">
      <style:text-properties fo:color="#0000ff" style:font-name="Courier New" fo:font-size="14pt" fo:language="en" fo:country="US" style:font-name-asian="Wingdings" style:font-size-asian="14pt" style:language-asian="en" style:country-asian="US" style:font-name-complex="Courier New" style:font-size-complex="14pt"/>
    </style:style>
    <style:style style:name="T42" style:family="text">
      <style:text-properties fo:color="#0000ff" style:font-name="Courier New" fo:font-size="14pt" fo:language="fr" fo:country="FR" fo:font-weight="bold" style:font-name-asian="Wingdings" style:font-size-asian="14pt" style:font-weight-asian="bold" style:font-name-complex="Courier New" style:font-size-complex="14pt"/>
    </style:style>
    <style:style style:name="T43" style:family="text">
      <style:text-properties fo:color="#0000ff" style:font-name="Courier New" fo:font-size="14pt" fo:language="fr" fo:country="FR" fo:font-weight="normal" style:font-name-asian="Wingdings" style:font-size-asian="14pt" style:font-weight-asian="normal" style:font-name-complex="Courier New" style:font-size-complex="14pt" style:font-weight-complex="normal"/>
    </style:style>
    <style:style style:name="T44" style:family="text">
      <style:text-properties fo:color="#0000ff" style:font-name="Courier New" fo:font-size="14pt" fo:font-style="italic" fo:font-weight="bold" style:font-name-asian="Wingdings" style:font-size-asian="14pt" style:font-style-asian="italic" style:font-weight-asian="bold" style:font-name-complex="Courier New" style:font-size-complex="14pt"/>
    </style:style>
    <style:style style:name="T45" style:family="text">
      <style:text-properties fo:color="#0000ff" style:font-name="Courier New" fo:font-size="14pt" fo:font-style="italic" fo:font-weight="bold" officeooo:rsid="0005fc24" style:font-name-asian="Wingdings" style:font-size-asian="14pt" style:font-style-asian="italic" style:font-weight-asian="bold" style:font-name-complex="Courier New" style:font-size-complex="14pt"/>
    </style:style>
    <style:style style:name="T46" style:family="text">
      <style:text-properties fo:color="#0000ff" style:font-name="Courier New" fo:font-size="14pt" fo:language="pt" fo:country="BR" style:font-name-asian="Wingdings" style:font-size-asian="14pt" style:font-name-complex="Courier New" style:font-size-complex="14pt"/>
    </style:style>
    <style:style style:name="T47" style:family="text">
      <style:text-properties fo:color="#0000ff" style:font-name="Courier New" fo:font-size="14pt" fo:language="pt" fo:country="BR" fo:font-weight="bold" style:font-name-asian="Wingdings" style:font-size-asian="14pt" style:font-weight-asian="bold" style:font-name-complex="Courier New" style:font-size-complex="14pt"/>
    </style:style>
    <style:style style:name="T48" style:family="text">
      <style:text-properties fo:color="#0000ff" style:font-name="Courier New" fo:font-size="14pt" fo:font-style="normal" fo:font-weight="normal" officeooo:rsid="0005fc24" style:font-name-asian="Wingdings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49" style:family="text">
      <style:text-properties fo:color="#0000ff" style:font-name="Courier New" fo:font-size="12pt" fo:font-weight="normal" style:font-name-asian="Wingdings" style:font-size-asian="12pt" style:font-weight-asian="normal" style:font-name-complex="Courier New" style:font-size-complex="12pt" style:font-weight-complex="normal"/>
    </style:style>
    <style:style style:name="T50" style:family="text">
      <style:text-properties fo:color="#0000ff" style:font-name="Courier New" fo:font-size="12pt" fo:font-weight="normal" officeooo:rsid="00091ea0" style:font-name-asian="Wingdings" style:font-size-asian="12pt" style:font-weight-asian="normal" style:font-name-complex="Courier New" style:font-size-complex="12pt" style:font-weight-complex="normal"/>
    </style:style>
    <style:style style:name="T51" style:family="text">
      <style:text-properties fo:color="#0000ff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52" style:family="text">
      <style:text-properties fo:color="#0000ff" style:font-name="Courier New" fo:font-size="12pt" fo:font-weight="bold" style:font-name-asian="Wingdings" style:font-size-asian="12pt" style:font-weight-asian="bold" style:font-name-complex="Courier New" style:font-size-complex="12pt"/>
    </style:style>
    <style:style style:name="T53" style:family="text">
      <style:text-properties fo:color="#0000ff" style:font-name="Courier New" fo:font-size="12pt" style:font-name-asian="Wingdings" style:font-size-asian="12pt" style:font-name-complex="Courier New" style:font-size-complex="12pt"/>
    </style:style>
    <style:style style:name="T54" style:family="text">
      <style:text-properties fo:color="#0000ff" style:font-name="Courier New" fo:font-size="12pt" fo:font-style="normal" fo:font-weight="normal" officeooo:rsid="0005fc24" style:font-name-asian="Wingdings" style:font-size-asian="10.5pt" style:font-style-asian="normal" style:font-weight-asian="normal" style:font-name-complex="Courier New" style:font-size-complex="12pt" style:font-style-complex="normal" style:font-weight-complex="normal"/>
    </style:style>
    <style:style style:name="T55" style:family="text">
      <style:text-properties fo:color="#0000ff" style:font-name="Courier New" fo:language="en" fo:country="US" style:font-name-asian="Wingdings" style:language-asian="en" style:country-asian="US" style:font-name-complex="Courier New"/>
    </style:style>
    <style:style style:name="T56" style:family="text">
      <style:text-properties fo:color="#0000ff" style:font-name="Courier New" fo:language="fr" fo:country="FR" style:font-name-asian="Wingdings" style:font-name-complex="Courier New"/>
    </style:style>
    <style:style style:name="T57" style:family="text">
      <style:text-properties fo:color="#0000ff" style:font-name="Courier New" fo:language="fr" fo:country="FR" officeooo:rsid="0003c89e" style:font-name-asian="Wingdings" style:font-name-complex="Courier New"/>
    </style:style>
    <style:style style:name="T58" style:family="text">
      <style:text-properties fo:color="#0000ff" style:font-name="Courier New" fo:language="fr" fo:country="FR" officeooo:rsid="00049c2c" style:font-name-asian="Wingdings" style:font-name-complex="Courier New"/>
    </style:style>
    <style:style style:name="T59" style:family="text">
      <style:text-properties fo:color="#0000ff" style:font-name="Courier New" fo:language="pt" fo:country="BR" style:font-name-asian="Wingdings" style:font-name-complex="Courier New"/>
    </style:style>
    <style:style style:name="T60" style:family="text">
      <style:text-properties fo:color="#0000ff" style:font-name="Wingdings" style:font-name-asian="Wingdings" style:font-name-complex="Wingdings"/>
    </style:style>
    <style:style style:name="T61" style:family="text">
      <style:text-properties fo:color="#0000ff" style:font-name="Wingdings" fo:language="en" fo:country="US" style:font-name-asian="Wingdings" style:language-asian="en" style:country-asian="US" style:font-name-complex="Wingdings"/>
    </style:style>
    <style:style style:name="T62" style:family="text">
      <style:text-properties fo:font-size="14pt" fo:font-weight="bold" style:font-size-asian="14pt" style:font-weight-asian="bold" style:font-size-complex="14pt"/>
    </style:style>
    <style:style style:name="T63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0102in" svg:stroke-color="#000000" svg:stroke-opacity="100%" draw:stroke-linejoin="miter" svg:stroke-linecap="squar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&lt;&lt;goal&gt;&gt; <text:s text:c="8"/></text:span><text:span text:style-name="T10"></text:span><text:span text:style-name="T2"> <text:s/></text:span><text:span text:style-name="T3">#Start </text:span><text:span text:style-name="T2">&lt;stmt_list&gt; “EOF_SYM”</text:span><text:span text:style-name="T12"> </text:span><text:span text:style-name="T13">#Finish</text:span></text:p>
      <text:p text:style-name="P1"/>
      <text:p text:style-name="P2"><draw:custom-shape text:anchor-type="char" draw:z-index="0" draw:style-name="gr1" draw:text-style-name="P26" svg:width="7.0524in" svg:height="3.6807in" svg:x="-0.0835in" svg:y="0.1146in"><text:p/><draw:enhanced-geometry svg:viewBox="0 0 21600 21600" draw:type="rectangle" draw:enhanced-path="M 0 0 L 21600 0 21600 21600 0 21600 0 0 Z N"/></draw:custom-shape></text:p>
      <text:p text:style-name="Standard"><text:span text:style-name="T31">&lt;stmt_list&gt; <text:s text:c="5"/></text:span><text:span text:style-name="T60"></text:span><text:span text:style-name="T31"> <text:s/>&lt;statement&gt; </text:span><text:span text:style-name="T34">{</text:span><text:span text:style-name="T31"> &lt;statement&gt; </text:span><text:span text:style-name="T34">}</text:span></text:p>
      <text:p text:style-name="P5"/>
      <text:p text:style-name="Standard"><text:span text:style-name="T12">&lt;stmt_list&gt; <text:s text:c="5"/></text:span><text:span text:style-name="T26"></text:span><text:span text:style-name="T12"> <text:s/>&lt;statement&gt; &lt;stmt_tail&gt;</text:span></text:p>
      <text:p text:style-name="Standard"><text:span text:style-name="T12">&lt;stmt_tail&gt; <text:s text:c="5"/></text:span><text:span text:style-name="T27"></text:span><text:span text:style-name="T12"> <text:s/>&lt;statement&gt; &lt;stmt_tail&gt;</text:span></text:p>
      <text:p text:style-name="Standard"><text:span text:style-name="T16"><text:s text:c="21"/></text:span><text:span text:style-name="T12">| “”</text:span></text:p>
      <text:p text:style-name="P1"/>
      <text:p text:style-name="Standard"><text:span text:style-name="T12">&lt;statement&gt; <text:s text:c="5"/></text:span><text:span text:style-name="T26"></text:span><text:span text:style-name="T12"> <text:s/>&lt;simple_stmt&gt; <text:s/></text:span></text:p>
      <text:p text:style-name="Standard"><text:span text:style-name="T16"><text:s text:c="21"/></text:span><text:span text:style-name="T12">| &lt;struct_stmt&gt;</text:span></text:p>
      <text:p text:style-name="P1"/>
      <text:p text:style-name="Standard"><text:span text:style-name="T12">&lt;simple_stmt&gt; <text:s text:c="3"/></text:span><text:span text:style-name="T26"></text:span><text:span text:style-name="T12"> <text:s/>&lt;assign_stmt&gt;</text:span></text:p>
      <text:p text:style-name="Standard"><text:span text:style-name="T16"><text:s text:c="21"/></text:span><text:span text:style-name="T12">| &lt;listen_stmt&gt;</text:span></text:p>
      <text:p text:style-name="Standard"><text:span text:style-name="T16"><text:s text:c="21"/></text:span><text:span text:style-name="T12">| &lt;shout_stmt&gt;</text:span></text:p>
      <text:p text:style-name="Standard"><text:span text:style-name="T16"><text:s text:c="21"/></text:span><text:span text:style-name="T12">| &lt;break_stmt&gt;</text:span></text:p>
      <text:p text:style-name="P1"/>
      <text:p text:style-name="Standard"><text:span text:style-name="T12">&lt;assign_stmt&gt; <text:s text:c="3"/></text:span><text:span text:style-name="T26"></text:span><text:span text:style-name="T12"> <text:s/>&lt;variable&gt; “=” &lt;expression&gt; “;” <text:tab/></text:span><text:span text:style-name="T13">#Assign</text:span></text:p>
      <text:p text:style-name="Standard"><text:span text:style-name="T12"><text:tab/><text:tab/><text:tab/><text:tab/> | &lt;variable&gt; “=” &lt;init&gt; “;”<text:tab/><text:tab/></text:span><text:span text:style-name="T13">#Assign_Array</text:span></text:p>
      <text:p text:style-name="P1"/>
      <text:p text:style-name="Standard"><text:span text:style-name="T12">&lt;listen_stmt&gt; <text:s text:c="3"/></text:span><text:span text:style-name="T26"></text:span><text:span text:style-name="T12"> <text:s/>“listen” &lt;var_list&gt; “;”</text:span></text:p>
      <text:p text:style-name="P1"/>
      <text:p text:style-name="P2"><draw:custom-shape text:anchor-type="char" draw:z-index="1" draw:style-name="gr1" draw:text-style-name="P26" svg:width="7.0524in" svg:height="1.1803in" svg:x="-0.1665in" svg:y="0.1118in"><text:p/><draw:enhanced-geometry svg:viewBox="0 0 21600 21600" draw:type="rectangle" draw:enhanced-path="M 0 0 L 21600 0 21600 21600 0 21600 0 0 Z N"/></draw:custom-shape></text:p>
      <text:p text:style-name="P16"><text:span text:style-name="T31">&lt;var_list&gt; <text:s text:c="6"/></text:span><text:span text:style-name="T60"></text:span><text:span text:style-name="T31"> <text:s/>&lt;variable&gt; </text:span><text:span text:style-name="T32">#ReadID</text:span><text:span text:style-name="T31"> </text:span><text:span text:style-name="T34">{</text:span><text:span text:style-name="T31"> </text:span><text:span text:style-name="T34">“,”</text:span><text:span text:style-name="T31"> &lt;variable&gt; </text:span><text:span text:style-name="T32">#ReadID</text:span><text:span text:style-name="T34">}</text:span></text:p>
      <text:p text:style-name="P6"/>
      <text:p text:style-name="P16"><text:span text:style-name="T12">&lt;var_list&gt; <text:s text:c="6"/></text:span><text:span text:style-name="T27"></text:span><text:span text:style-name="T12"> <text:s/>&lt;variable&gt; </text:span><text:span text:style-name="T32">#ReadID</text:span><text:span text:style-name="T12"> &lt;var_list_tail&gt;</text:span></text:p>
      <text:p text:style-name="P16"><text:span text:style-name="T17">&lt;var_list_tail&gt; <text:s/></text:span><text:span text:style-name="T27"></text:span><text:span text:style-name="T17"> <text:s/>“,” &lt;variable&gt; </text:span><text:span text:style-name="T57">#ReadID</text:span><text:span text:style-name="T17"> &lt;var_list_tail&gt;</text:span></text:p>
      <text:p text:style-name="Standard"><text:span text:style-name="T19"><text:s text:c="21"/></text:span><text:span text:style-name="T12">| “”</text:span></text:p>
      <text:p text:style-name="P1"/>
      <text:p text:style-name="P2"><draw:custom-shape text:anchor-type="char" draw:z-index="2" draw:style-name="gr1" draw:text-style-name="P26" svg:width="7.0524in" svg:height="1.1988in" svg:x="-0.1772in" svg:y="0.111in"><text:p/><draw:enhanced-geometry svg:viewBox="0 0 21600 21600" draw:type="rectangle" draw:enhanced-path="M 0 0 L 21600 0 21600 21600 0 21600 0 0 Z N"/></draw:custom-shape></text:p>
      <text:p text:style-name="Standard"><text:span text:style-name="T31">&lt;variable&gt;<text:tab/> <text:s/></text:span><text:span text:style-name="T60"></text:span><text:span text:style-name="T31"> <text:s/>“</text:span><text:span text:style-name="T34">ID”</text:span><text:span text:style-name="T31"> </text:span><text:span text:style-name="T33">#ProcessID </text:span><text:span text:style-name="T34">[</text:span><text:span text:style-name="T31"> “</text:span><text:span text:style-name="T34">[</text:span><text:span text:style-name="T31">” &lt;expression&gt; “</text:span><text:span text:style-name="T34">]</text:span><text:span text:style-name="T31">” </text:span><text:span text:style-name="T34">]</text:span><text:span text:style-name="T37"> </text:span></text:p>
      <text:p text:style-name="P6"/>
      <text:p text:style-name="P17"><text:span text:style-name="T17">&lt;variable&gt; <text:s text:c="6"/></text:span><text:span text:style-name="T27"></text:span><text:span text:style-name="T17"> <text:s/>“ID” </text:span><text:span text:style-name="T58">#ProcessID </text:span><text:span text:style-name="T17">&lt;variable_tail&gt; </text:span></text:p>
      <text:p text:style-name="Standard"><text:span text:style-name="T17">&lt;variable_tail&gt; <text:s/></text:span><text:span text:style-name="T27"></text:span><text:span text:style-name="T17"> <text:s/>“[” &lt;expression&gt; “]”</text:span></text:p>
      <text:p text:style-name="Standard"><text:span text:style-name="T19"><text:s text:c="21"/></text:span><text:span text:style-name="T12">| “”</text:span></text:p>
      <text:p text:style-name="Standard"/>
      <text:p text:style-name="P12"><draw:custom-shape text:anchor-type="char" draw:z-index="3" draw:style-name="gr1" draw:text-style-name="P26" svg:width="7.0315in" svg:height="1.326in" svg:x="-0.1354in" svg:y="0.139in"><text:p/><draw:enhanced-geometry svg:viewBox="0 0 21600 21600" draw:type="rectangle" draw:enhanced-path="M 0 0 L 21600 0 21600 21600 0 21600 0 0 Z N"/></draw:custom-shape></text:p>
      <text:p text:style-name="P17"><text:span text:style-name="T31">&lt;item_list&gt;<text:tab/> <text:s/></text:span><text:span text:style-name="T60"></text:span><text:span text:style-name="T31"> <text:s/>&lt;expression&gt; </text:span><text:span text:style-name="T33">#WriteExpr </text:span><text:span text:style-name="T34">{</text:span><text:span text:style-name="T31"> </text:span><text:span text:style-name="T37">“</text:span><text:span text:style-name="T34">,</text:span><text:span text:style-name="T37">”</text:span><text:span text:style-name="T31"> &lt;expression&gt; </text:span><text:span text:style-name="T33">#WriteExpr</text:span><text:span text:style-name="T34">}</text:span></text:p>
      <text:p text:style-name="P7"/>
      <text:p text:style-name="P17"><text:span text:style-name="T12">&lt;item_list&gt; <text:s text:c="5"/></text:span><text:span text:style-name="T26"></text:span><text:span text:style-name="T12"> <text:s/>&lt;expression&gt; </text:span><text:span text:style-name="T33">#WriteExpr </text:span><text:span text:style-name="T12">&lt;item_list_tail&gt; <text:s/></text:span></text:p>
      <text:p text:style-name="P17"><text:span text:style-name="T12">&lt;item_list_tail&gt; </text:span><text:span text:style-name="T26"></text:span><text:span text:style-name="T12"> <text:s/>&lt;expression&gt; </text:span><text:span text:style-name="T33">#WriteExpr </text:span><text:span text:style-name="T12">&lt;item_list_tail&gt;</text:span></text:p>
      <text:p text:style-name="Standard"><text:span text:style-name="T16"><text:s text:c="20"/></text:span><text:span text:style-name="T12">| “”</text:span></text:p>
      <text:p text:style-name="P1"/>
      <text:p text:style-name="Standard"><text:span text:style-name="T12">&lt;break_stmt&gt; <text:s text:c="4"/></text:span><text:span text:style-name="T26"></text:span><text:span text:style-name="T12"> <text:s/>“break” “;” </text:span><text:span text:style-name="T14">#WriteBreak</text:span></text:p>
      <text:p text:style-name="Standard"><text:soft-page-break/></text:p>
      <text:p text:style-name="Standard"><text:span text:style-name="T12">&lt;shout_stmt&gt; <text:s text:c="4"/></text:span><text:span text:style-name="T26"></text:span><text:span text:style-name="T12"> <text:s/>“shout” <text:s/>&lt;item_list&gt; “;” </text:span><text:span text:style-name="T14">#NewLine</text:span></text:p>
      <text:p text:style-name="Standard"><text:span text:style-name="T12">&lt;struct_stmt&gt; <text:s text:c="3"/></text:span><text:span text:style-name="T26"></text:span><text:span text:style-name="T12"> <text:s/>&lt;if_stmt&gt;</text:span></text:p>
      <text:p text:style-name="Standard"><text:span text:style-name="T16"><text:s text:c="21"/></text:span><text:span text:style-name="T12">| &lt;loop_stmt&gt;</text:span></text:p>
      <text:p text:style-name="Standard"><text:span text:style-name="T16"><text:s text:c="21"/></text:span><text:span text:style-name="T12">| &lt;while_stmt&gt; </text:span></text:p>
      <text:p text:style-name="P1"><text:tab/><text:tab/><text:tab/><text:tab/> | &lt;for_stmt&gt;</text:p>
      <text:p text:style-name="P1"><text:tab/><text:tab/><text:tab/><text:tab/> | &lt;select_stmt&gt;</text:p>
      <text:p text:style-name="P1"><text:tab/><text:tab/><text:tab/><text:tab/> | &lt;declaration&gt;</text:p>
      <text:p text:style-name="P1"/>
      <text:p text:style-name="P3"><draw:custom-shape text:anchor-type="char" draw:z-index="4" draw:style-name="gr1" draw:text-style-name="P26" svg:width="7.0524in" svg:height="2.0394in" svg:x="-0.1252in" svg:y="0.0339in"><text:p/><draw:enhanced-geometry svg:viewBox="0 0 21600 21600" draw:type="rectangle" draw:enhanced-path="M 0 0 L 21600 0 21600 21600 0 21600 0 0 Z N"/></draw:custom-shape></text:p>
      <text:p text:style-name="Standard"><text:span text:style-name="T31">&lt;if_stmt&gt;<text:tab/><text:tab/> <text:s/></text:span><text:span text:style-name="T60"></text:span><text:span text:style-name="T31"> <text:s/></text:span><text:span text:style-name="T49">“if” “(” &lt;condition&gt; </text:span><text:span text:style-name="T50">#GenerateIf</text:span><text:span text:style-name="T49"> “)”</text:span></text:p>
      <text:p text:style-name="Standard"><text:span text:style-name="T52"><text:tab/><text:tab/><text:tab/><text:tab/><text:tab/></text:span><text:span text:style-name="T53">&lt;stmt_list&gt;</text:span></text:p>
      <text:p text:style-name="P19"><text:span text:style-name="T36"><text:s/></text:span><text:span text:style-name="T35">[</text:span><text:span text:style-name="T38"> </text:span><text:span text:style-name="T49">“else” </text:span><text:span text:style-name="T50">#GenerateElse</text:span><text:span text:style-name="T53"> &lt;stmt_list&gt;</text:span><text:span text:style-name="T31"> </text:span><text:span text:style-name="T35">]</text:span><text:span text:style-name="T38"> </text:span></text:p>
      <text:p text:style-name="P20"><text:span text:style-name="T39"><text:s text:c="5"/></text:span><text:span text:style-name="T51">“end</text:span><text:span text:style-name="T49">”</text:span></text:p>
      <text:p text:style-name="P7"/>
      <text:p text:style-name="Standard"><text:span text:style-name="T12">&lt;if_stmt&gt;<text:tab/> <text:s text:c="6"/></text:span><text:span text:style-name="T26"></text:span><text:span text:style-name="T12"> <text:s/>“if” “(” &lt;condition&gt; “)” &lt;stmt_list&gt;</text:span></text:p>
      <text:p text:style-name="P20"><text:span text:style-name="T16"><text:s text:c="6"/></text:span><text:span text:style-name="T12">&lt;else_clause&gt; “end”</text:span></text:p>
      <text:p text:style-name="Standard"><text:span text:style-name="T12">&lt;else_clause&gt; <text:s text:c="3"/></text:span><text:span text:style-name="T26"></text:span><text:span text:style-name="T12"> <text:s/>“else” &lt;stmt_list&gt;</text:span></text:p>
      <text:p text:style-name="Standard"><text:span text:style-name="T16"><text:s text:c="21"/></text:span><text:span text:style-name="T12">| “”</text:span></text:p>
      <text:p text:style-name="Standard"/>
      <text:p text:style-name="Standard"><text:span text:style-name="T12">&lt;loop_stmt&gt; <text:s text:c="4"/></text:span><text:span text:style-name="T26"></text:span><text:span text:style-name="T12"> <text:s/>“do” &lt;stmt_list&gt; “while” “(“ &lt;condition&gt; “)” “;”</text:span></text:p>
      <text:p text:style-name="P1"/>
      <text:p text:style-name="Standard"><text:span text:style-name="T12">&lt;while_stmt&gt; <text:s text:c="3"/></text:span><text:span text:style-name="T26"></text:span><text:span text:style-name="T12"> <text:s/>“while” “</text:span><text:span text:style-name="T15">(</text:span><text:span text:style-name="T12">” &lt;condition&gt; “)” &lt;stmt_list&gt; “end”</text:span></text:p>
      <text:p text:style-name="P1"/>
      <text:p text:style-name="Standard"><text:span text:style-name="T20">&lt;for_stmt&gt; <text:s text:c="3"/><text:tab/> </text:span><text:span text:style-name="T28"></text:span><text:span text:style-name="T20"> <text:s/>“for” “(” &lt;assign_stmt&gt; “;” </text:span><text:span text:style-name="T18">&lt;condition&gt;</text:span><text:span text:style-name="T20"> “;” <text:tab/><text:tab/><text:tab/><text:tab/><text:tab/> <text:s/>&lt;assign_stmt&gt; “)” &lt;stmt_list&gt; “end”</text:span></text:p>
      <text:p text:style-name="Standard"/>
      <text:p text:style-name="Standard"><text:span text:style-name="T20">&lt;select_stmt&gt; <text:s text:c="2"/></text:span><text:span text:style-name="T28"></text:span><text:span text:style-name="T20"> <text:s/>“select” “(” &lt;expression&gt; “)” &lt;case_list&gt; <text:tab/><text:tab/><text:tab/><text:tab/><text:tab/><text:tab/><text:tab/>&lt;case_list_end&gt;</text:span></text:p>
      <text:p text:style-name="P2"><draw:custom-shape text:anchor-type="char" draw:z-index="10" draw:style-name="gr1" draw:text-style-name="P26" svg:width="7.0524in" svg:height="1.1157in" svg:x="-0.1146in" svg:y="0.1272in"><text:p/><draw:enhanced-geometry svg:viewBox="0 0 21600 21600" draw:type="rectangle" draw:enhanced-path="M 0 0 L 21600 0 21600 21600 0 21600 0 0 Z N"/></draw:custom-shape></text:p>
      <text:p text:style-name="Standard"><text:span text:style-name="T55">&lt;case_list&gt;<text:tab/> <text:s/></text:span><text:span text:style-name="T61"></text:span><text:span text:style-name="T55"> <text:s/>&lt;case&gt; </text:span><text:span text:style-name="T40">{</text:span><text:span text:style-name="T55"> </text:span><text:span text:style-name="T41">“</text:span><text:span text:style-name="T40">,</text:span><text:span text:style-name="T41">”</text:span><text:span text:style-name="T55"> &lt;case_list&gt; </text:span><text:span text:style-name="T40">}</text:span></text:p>
      <text:p text:style-name="P12"/>
      <text:p text:style-name="Standard"><text:span text:style-name="T20">&lt;case_list&gt;<text:tab/> </text:span><text:span text:style-name="T28"> <text:s/></text:span><text:span text:style-name="T20">&lt;case&gt; &lt;case_list_tail&gt;</text:span></text:p>
      <text:p text:style-name="Standard"><text:span text:style-name="T20">&lt;case_list_tail&gt; </text:span><text:span text:style-name="T28"></text:span><text:span text:style-name="T20"> <text:s/>&lt;case&gt; &lt;case_list_tail&gt;</text:span></text:p>
      <text:p text:style-name="Standard"><text:span text:style-name="T21"><text:s text:c="21"/></text:span><text:span text:style-name="T20">| “”</text:span></text:p>
      <text:p text:style-name="P12"/>
      <text:p text:style-name="Standard"><text:span text:style-name="T20">&lt;case&gt;<text:tab/><text:tab/> </text:span><text:span text:style-name="T28"> <text:s text:c="2"/></text:span><text:span text:style-name="T20">“case” &lt;int_list&gt; “:” &lt;stmt_list&gt; </text:span></text:p>
      <text:p text:style-name="Standard"><draw:custom-shape text:anchor-type="char" draw:z-index="11" draw:style-name="gr1" draw:text-style-name="P26" svg:width="7.0524in" svg:height="1.1157in" svg:x="-0.1146in" svg:y="0.1535in"><text:p/><draw:enhanced-geometry svg:viewBox="0 0 21600 21600" draw:type="rectangle" draw:enhanced-path="M 0 0 L 21600 0 21600 21600 0 21600 0 0 Z N"/></draw:custom-shape></text:p>
      <text:p text:style-name="Standard"><text:span text:style-name="T31">&lt;int_list&gt;<text:tab/> <text:s/></text:span><text:span text:style-name="T60"></text:span><text:span text:style-name="T31"> <text:s/>“INT_LIT” </text:span><text:span text:style-name="T34">{</text:span><text:span text:style-name="T31"> </text:span><text:span text:style-name="T37">“</text:span><text:span text:style-name="T34">,</text:span><text:span text:style-name="T37">”</text:span><text:span text:style-name="T31"> &lt;int_list&gt; </text:span><text:span text:style-name="T34">}</text:span></text:p>
      <text:p text:style-name="P8"/>
      <text:p text:style-name="Standard"><text:span text:style-name="T20">&lt;int_list&gt;<text:tab/> </text:span><text:span text:style-name="T28"> <text:s text:c="2"/></text:span><text:span text:style-name="T20">“INT_LIT” &lt;int_list_tail&gt;</text:span></text:p>
      <text:p text:style-name="Standard"><text:span text:style-name="T20">&lt;int_list_tail&gt; </text:span><text:span text:style-name="T28"></text:span><text:span text:style-name="T20"> <text:s/>“,” <text:s/>“INT_LIT” &lt;int_list_tail&gt;</text:span></text:p>
      <text:p text:style-name="Standard"><text:span text:style-name="T21"><text:s text:c="21"/></text:span><text:span text:style-name="T20">| “”</text:span></text:p>
      <text:p text:style-name="P12"/>
      <text:p text:style-name="Standard"><text:span text:style-name="T20">&lt;case_list_end&gt; </text:span><text:span text:style-name="T28"></text:span><text:span text:style-name="T20"><text:tab/>“otherwise” &lt;stmt_list&gt; “end”</text:span></text:p>
      <text:p text:style-name="P2"><text:soft-page-break/><text:tab/><text:tab/><text:tab/><text:tab/>| “otherwise” “:” &lt;stmt_list&gt; “end”</text:p>
      <text:p text:style-name="P12"/>
      <text:p text:style-name="P12"><draw:custom-shape text:anchor-type="char" draw:z-index="5" draw:style-name="gr1" draw:text-style-name="P26" svg:width="7.0524in" svg:height="1.1157in" svg:x="-0.0937in" svg:y="0.1071in"><text:p/><draw:enhanced-geometry svg:viewBox="0 0 21600 21600" draw:type="rectangle" draw:enhanced-path="M 0 0 L 21600 0 21600 21600 0 21600 0 0 Z N"/></draw:custom-shape></text:p>
      <text:p text:style-name="Standard"><text:span text:style-name="T56">&lt;condition&gt; <text:s text:c="4"/></text:span><text:span text:style-name="T60"></text:span><text:span text:style-name="T56"> <text:s/>&lt;expression&gt; </text:span><text:span text:style-name="T42">[</text:span><text:span text:style-name="T56"> &lt;rel_op&gt; &lt;expression&gt; </text:span><text:span text:style-name="T42">]</text:span></text:p>
      <text:p text:style-name="P10"/>
      <text:p text:style-name="Standard"><text:span text:style-name="T17">&lt;condition&gt; <text:s text:c="4"/></text:span><text:span text:style-name="T27"></text:span><text:span text:style-name="T17"> <text:s/>&lt;expression&gt; &lt;cond_tail&gt;</text:span></text:p>
      <text:p text:style-name="Standard"><text:span text:style-name="T12">&lt;cond_tail&gt; <text:s text:c="4"/></text:span><text:span text:style-name="T27"></text:span><text:span text:style-name="T12"> <text:s/>&lt;rel_op&gt; &lt;expression&gt;</text:span></text:p>
      <text:p text:style-name="Standard"><text:span text:style-name="T16"><text:s text:c="20"/></text:span><text:span text:style-name="T12">| “”</text:span></text:p>
      <text:p text:style-name="P1"/>
      <text:p text:style-name="P2"><draw:custom-shape text:anchor-type="char" draw:z-index="7" draw:style-name="gr1" draw:text-style-name="P26" svg:width="7.0524in" svg:height="1.1157in" svg:x="-0.1146in" svg:y="0.1272in"><text:p/><draw:enhanced-geometry svg:viewBox="0 0 21600 21600" draw:type="rectangle" draw:enhanced-path="M 0 0 L 21600 0 21600 21600 0 21600 0 0 Z N"/></draw:custom-shape></text:p>
      <text:p text:style-name="Standard"><text:span text:style-name="T31">&lt;expression&gt; <text:s/><text:tab/> </text:span><text:span text:style-name="T60"></text:span><text:span text:style-name="T31"> <text:s/>&lt;factor&gt; </text:span><text:span text:style-name="T34">{</text:span><text:span text:style-name="T31"> &lt;add_op&gt; &lt;factor&gt;</text:span><text:span text:style-name="T44"> </text:span><text:span text:style-name="T54">#GenInfix</text:span><text:span text:style-name="T34">}</text:span></text:p>
      <text:p text:style-name="P5"/>
      <text:p text:style-name="Standard"><text:span text:style-name="T12">&lt;expression&gt; <text:s text:c="3"/></text:span><text:span text:style-name="T26"></text:span><text:span text:style-name="T12"> <text:s/>&lt;factor&gt; &lt;expr_tail&gt;</text:span></text:p>
      <text:p text:style-name="P18"><text:span text:style-name="T12">&lt;expr_tail&gt; <text:s text:c="4"/></text:span><text:span text:style-name="T26"></text:span><text:span text:style-name="T12"> <text:s/>&lt;add_op&gt; &lt;factor&gt; </text:span><text:span text:style-name="T54">#GenInfix </text:span><text:span text:style-name="T12">&lt;expr_tail&gt;</text:span></text:p>
      <text:p text:style-name="Standard"><text:span text:style-name="T16"><text:s text:c="20"/></text:span><text:span text:style-name="T12">| “”</text:span></text:p>
      <text:p text:style-name="P1"/>
      <text:p text:style-name="P2"><draw:custom-shape text:anchor-type="char" draw:z-index="6" draw:style-name="gr1" draw:text-style-name="P26" svg:width="7.0524in" svg:height="1.1157in" svg:x="-0.0835in" svg:y="0.1374in"><text:p/><draw:enhanced-geometry svg:viewBox="0 0 21600 21600" draw:type="rectangle" draw:enhanced-path="M 0 0 L 21600 0 21600 21600 0 21600 0 0 Z N"/></draw:custom-shape></text:p>
      <text:p text:style-name="Standard"><text:span text:style-name="T31">&lt;factor&gt;<text:tab/><text:tab/> </text:span><text:span text:style-name="T60"></text:span><text:span text:style-name="T31"> <text:s/>&lt;primary&gt; </text:span><text:span text:style-name="T34">{</text:span><text:span text:style-name="T31"> &lt;mult_op&gt; &lt;primary&gt; </text:span><text:span text:style-name="T34">}</text:span></text:p>
      <text:p text:style-name="P5"/>
      <text:p text:style-name="Standard"><text:span text:style-name="T12">&lt;factor&gt; <text:s text:c="7"/></text:span><text:span text:style-name="T26"></text:span><text:span text:style-name="T12"> <text:s/>&lt;primary&gt; &lt;factor_tail&gt;</text:span></text:p>
      <text:p text:style-name="P1">&lt;factor_tail&gt; <text:s text:c="6"/>&lt;mult_op&gt; &lt;primary&gt; &lt;factor_tail&gt;</text:p>
      <text:p text:style-name="Standard"><text:span text:style-name="T16"><text:s text:c="20"/></text:span><text:span text:style-name="T12">| “”</text:span></text:p>
      <text:p text:style-name="P1"/>
      <text:p text:style-name="P1"/>
      <text:p text:style-name="Standard"><text:span text:style-name="T12">&lt;primary&gt;<text:tab/> <text:s text:c="5"/></text:span><text:span text:style-name="T26"></text:span><text:span text:style-name="T12"> <text:s/>&lt;literal&gt;</text:span></text:p>
      <text:p text:style-name="Standard"><text:span text:style-name="T16"><text:s text:c="20"/></text:span><text:span text:style-name="T12">| &lt;variable&gt;</text:span></text:p>
      <text:p text:style-name="Standard"><text:span text:style-name="T16"><text:s text:c="20"/></text:span><text:span text:style-name="T12">| “(” &lt;expression&gt; “)” </text:span></text:p>
      <text:p text:style-name="P1"/>
      <text:p text:style-name="Standard"><text:span text:style-name="T12">&lt;type&gt; <text:s text:c="9"/></text:span><text:span text:style-name="T26"></text:span><text:span text:style-name="T12"> <text:s/>“bool” | “cheese” “[” “INT_LIT” “]” | “cheese” </text:span></text:p>
      <text:p text:style-name="P1"><text:tab/><text:tab/><text:tab/><text:tab/>| “int” | “float”</text:p>
      <text:p text:style-name="P1"/>
      <text:p text:style-name="Standard"><text:span text:style-name="T12">&lt;bool_lit&gt; <text:s text:c="5"/></text:span><text:span text:style-name="T26"></text:span><text:span text:style-name="T12"> <text:s/>“false” | “true”</text:span></text:p>
      <text:p text:style-name="P1"/>
      <text:p text:style-name="Standard"><text:span text:style-name="T12">&lt;literal&gt; <text:s text:c="6"/></text:span><text:span text:style-name="T26"></text:span><text:span text:style-name="T12"> <text:s/>&lt;bool_lit&gt; | “INT_LIT” | “FLOAT_LIT”</text:span></text:p>
      <text:p text:style-name="Standard"><text:span text:style-name="T22"><text:s text:c="19"/></text:span><text:span text:style-name="T23">| “STRING_LIT” </text:span></text:p>
      <text:p text:style-name="P4"/>
      <text:p text:style-name="Standard"><text:span text:style-name="T23">&lt;mult_op&gt; <text:s text:c="6"/></text:span><text:span text:style-name="T29"></text:span><text:span text:style-name="T23"> <text:s/>“*” | “/”</text:span></text:p>
      <text:p text:style-name="P4"/>
      <text:p text:style-name="Standard"><text:span text:style-name="T23">&lt;add_op&gt; <text:s text:c="7"/></text:span><text:span text:style-name="T29"></text:span><text:span text:style-name="T23"> <text:s/>“+” | “-”</text:span></text:p>
      <text:p text:style-name="P4"/>
      <text:p text:style-name="Standard"><text:span text:style-name="T23">&lt;rel_op&gt; <text:s text:c="7"/></text:span><text:span text:style-name="T29"></text:span><text:span text:style-name="T23"> <text:s/>“&lt;” | “&lt;=” | “&gt;” | “&gt;=” | “==” | “!!” | “!=”</text:span></text:p>
      <text:p text:style-name="P4"/>
      <text:p text:style-name="Standard"><text:span text:style-name="T5">&lt;var_decs&gt; <text:s text:c="6"/></text:span><text:span text:style-name="T11"></text:span><text:span text:style-name="T5"> <text:s/>“decs” “{” &lt;dec_list&gt; “}”</text:span></text:p>
      <text:p text:style-name="P13"/>
      <text:p text:style-name="P13"/>
      <text:p text:style-name="P13"><text:soft-page-break/></text:p>
      <text:p text:style-name="P13"/>
      <text:p text:style-name="P11"><draw:custom-shape text:anchor-type="char" draw:z-index="8" draw:style-name="gr1" draw:text-style-name="P26" svg:width="7.0524in" svg:height="1.1157in" svg:x="-0.1146in" svg:y="0.1181in"><text:p/><draw:enhanced-geometry svg:viewBox="0 0 21600 21600" draw:type="rectangle" draw:enhanced-path="M 0 0 L 21600 0 21600 21600 0 21600 0 0 Z N"/></draw:custom-shape></text:p>
      <text:p text:style-name="Standard"><text:span text:style-name="T31">&lt;dec_list&gt;<text:tab/> <text:s/></text:span><text:span text:style-name="T60"></text:span><text:span text:style-name="T31"> <text:s/>&lt;declaration&gt; </text:span><text:span text:style-name="T34">{</text:span><text:span text:style-name="T31"> &lt;declaration&gt; </text:span><text:span text:style-name="T34">}</text:span></text:p>
      <text:p text:style-name="P5"/>
      <text:p text:style-name="Standard"><text:span text:style-name="T12">&lt;dec_list&gt; <text:s text:c="6"/></text:span><text:span text:style-name="T26"></text:span><text:span text:style-name="T12"> <text:s/>&lt;declaration&gt; &lt;dec_tail&gt;</text:span></text:p>
      <text:p text:style-name="Standard"><text:span text:style-name="T2">&lt;dec_tail&gt; <text:s text:c="6"/></text:span><text:span text:style-name="T10"></text:span><text:span text:style-name="T2"> <text:s/>&lt;declaration&gt; &lt;dec_tail&gt;</text:span></text:p>
      <text:p text:style-name="Standard"><text:span text:style-name="T8"><text:s text:c="21"/></text:span><text:span text:style-name="T2">| “”</text:span></text:p>
      <text:p text:style-name="P14"/>
      <text:p text:style-name="Standard"><text:span text:style-name="T2">&lt;declaration&gt; <text:s text:c="3"/></text:span><text:span text:style-name="T10"></text:span><text:span text:style-name="T2"> <text:s/>&lt;type&gt; </text:span><text:span text:style-name="T17">“:” </text:span><text:span text:style-name="T2">&lt;var_dec_list&gt; “;”</text:span></text:p>
      <text:p text:style-name="P14"><text:tab/><text:tab/><text:tab/><text:tab/> | “hiphip” “[” “INT_LIT” “]” &lt;type&gt; <text:tab/><text:tab/><text:tab/><text:tab/><text:tab/><text:tab/><text:tab/>&lt;var_dec_list&gt; “;”</text:p>
      <text:p text:style-name="P15"/>
      <text:p text:style-name="P15"><draw:custom-shape text:anchor-type="char" draw:z-index="9" draw:style-name="gr1" draw:text-style-name="P26" svg:width="7.0524in" svg:height="1.1157in" svg:x="-0.0102in" svg:y="0.1091in"><text:p/><draw:enhanced-geometry svg:viewBox="0 0 21600 21600" draw:type="rectangle" draw:enhanced-path="M 0 0 L 21600 0 21600 21600 0 21600 0 0 Z N"/></draw:custom-shape></text:p>
      <text:p text:style-name="Standard"><text:span text:style-name="T59">&lt;var_dec_list&gt; <text:s text:c="2"/></text:span><text:span text:style-name="T60"></text:span><text:span text:style-name="T46"> <text:s/></text:span><text:span text:style-name="T42">“</text:span><text:span text:style-name="T43">ID</text:span><text:span text:style-name="T42">”</text:span><text:span text:style-name="T46"> </text:span><text:span text:style-name="T47">{</text:span><text:span text:style-name="T59"> </text:span><text:span text:style-name="T46">“</text:span><text:span text:style-name="T47">,</text:span><text:span text:style-name="T46">”</text:span><text:span text:style-name="T59"> &lt;var_dec_list&gt; </text:span><text:span text:style-name="T47">}</text:span></text:p>
      <text:p text:style-name="P9"/>
      <text:p text:style-name="Standard"><text:span text:style-name="T24">&lt;var_dec_list&gt; <text:s text:c="2"/></text:span><text:span text:style-name="T30"></text:span><text:span text:style-name="T24"> <text:s/></text:span><text:span text:style-name="T17">“ID”</text:span><text:span text:style-name="T24"> &lt;var_dec_tail&gt;</text:span></text:p>
      <text:p text:style-name="Standard"><text:span text:style-name="T24">&lt;var_dec_tail&gt; <text:s text:c="2"/></text:span><text:span text:style-name="T30"></text:span><text:span text:style-name="T24"> <text:s/>“,” </text:span><text:span text:style-name="T17">“ID”</text:span><text:span text:style-name="T24"> &lt;var_dec_tail&gt;</text:span></text:p>
      <text:p text:style-name="Standard"><text:span text:style-name="T25"><text:s text:c="21"/></text:span><text:span text:style-name="T24">| “”</text:span></text:p>
      <text:p text:style-name="P4"/>
      <text:p text:style-name="Standard"><text:span text:style-name="T24">&lt;init&gt;<text:tab/><text:tab/> <text:s/></text:span><text:span text:style-name="T30"></text:span><text:span text:style-name="T24"> <text:s/></text:span><text:span text:style-name="T17">“{”</text:span><text:span text:style-name="T24"> &lt;init_list&gt; “}”</text:span></text:p>
      <text:p text:style-name="Standard"><text:span text:style-name="T24">&lt;init_list&gt; <text:s text:c="5"/></text:span><text:span text:style-name="T30"></text:span><text:span text:style-name="T24"> <text:s/>&lt;expression&gt; &lt;init_tail&gt;</text:span></text:p>
      <text:p text:style-name="Standard"><text:span text:style-name="T24">&lt;init_tail&gt; <text:s text:c="5"/></text:span><text:span text:style-name="T30"> <text:s/></text:span><text:span text:style-name="T24">“,” &lt;expression&gt; &lt;init_tail&gt;</text:span></text:p>
      <text:p text:style-name="Standard"><text:span text:style-name="T25"><text:s text:c="21"/></text:span><text:span text:style-name="T24">| “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text-align="center" style:justify-single-word="false"/>
      <style:text-properties fo:font-weight="bold" fo:background-color="#ffff00" style:font-weight-asian="bold"/>
    </style:style>
    <style:style style:name="MP4" style:family="paragraph" style:parent-style-name="Header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MT1" style:family="text">
      <style:text-properties fo:font-size="14pt" fo:font-weight="bold" style:font-size-asian="14pt" style:font-weight-asian="bold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bottom="0.6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CC 'N' CHEESE EBNF &amp; BNF Grammar </text:span></text:p>
        <text:p text:style-name="MP2"/>
        <text:p text:style-name="MP3">Last Update: March 5, 2016</text:p>
        <text:p text:style-name="Standard">___________________________________________________________________________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 Grammar (EBNF Form)</dc:title>
    <meta:initial-creator>user</meta:initial-creator>
    <meta:creation-date>2007-10-20T10:46:00</meta:creation-date>
    <dc:date>2016-03-11T08:53:04.775725426</dc:date>
    <meta:editing-cycles>24</meta:editing-cycles>
    <meta:editing-duration>PT3H10M12S</meta:editing-duration>
    <meta:generator>LibreOffice/4.2.8.2$Linux_X86_64 LibreOffice_project/420m0$Build-2</meta:generator>
    <meta:document-statistic meta:table-count="0" meta:image-count="0" meta:object-count="0" meta:page-count="4" meta:paragraph-count="98" meta:word-count="455" meta:character-count="4140" meta:non-whitespace-character-count="2942"/>
  </office:meta>
</office:document-meta>
</file>